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text-align="center" style:justify-single-word="false"/>
      <style:text-properties style:font-name="Times New Roman" fo:font-size="12pt" style:font-size-asian="12pt" style:font-size-complex="12pt"/>
    </style:style>
    <style:style style:name="P3" style:family="paragraph" style:parent-style-name="Standard">
      <style:paragraph-properties fo:margin-left="0in" fo:margin-right="0in" fo:margin-top="0in" fo:margin-bottom="0in" fo:text-indent="0in" style:auto-text-indent="false"/>
      <style:text-properties fo:font-variant="normal" fo:text-transform="none" fo:color="#666666" style:font-name="Times New Roman" fo:font-size="12pt" fo:letter-spacing="normal" fo:font-style="normal" fo:font-weight="normal" style:font-size-asian="12pt" style:font-size-complex="12pt"/>
    </style:style>
    <style:style style:name="P4" style:family="paragraph" style:parent-style-name="Standard">
      <style:paragraph-properties fo:margin-left="0in" fo:margin-right="0in" fo:margin-top="0in" fo:margin-bottom="0in" fo:text-indent="0in" style:auto-text-indent="false"/>
      <style:text-properties fo:color="#666666" style:font-name="Times New Roman" fo:font-size="12pt" style:font-size-asian="12pt" style:font-size-complex="12pt"/>
    </style:style>
    <style:style style:name="P5" style:family="paragraph" style:parent-style-name="Standard">
      <style:paragraph-properties fo:margin-left="0in" fo:margin-right="0in"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6" style:family="paragraph" style:parent-style-name="Text_20_body">
      <style:paragraph-properties fo:margin-left="0in" fo:margin-right="0in" style:line-height-at-least="0.15in" fo:text-indent="0in" style:auto-text-indent="false"/>
      <style:text-properties fo:font-variant="normal" fo:text-transform="none" fo:color="#444444" style:font-name="Times New Roman" fo:font-size="12pt" fo:letter-spacing="normal" fo:font-style="normal" fo:font-weight="normal" style:font-size-asian="12pt" style:font-size-complex="12pt"/>
    </style:style>
    <style:style style:name="P7" style:family="paragraph" style:parent-style-name="Text_20_body">
      <style:paragraph-properties fo:margin-left="0in" fo:margin-right="0in" style:line-height-at-least="0.15in" fo:text-indent="0in" style:auto-text-indent="false"/>
    </style:style>
    <style:style style:name="P8" style:family="paragraph" style:parent-style-name="Heading_20_3">
      <style:paragraph-properties fo:break-before="page"/>
      <style:text-properties fo:font-variant="normal" fo:text-transform="none" fo:color="#444444" style:font-name="Times New Roman" fo:font-size="12pt" fo:letter-spacing="normal" fo:font-style="normal" fo:font-weight="bold" style:font-size-asian="12pt" style:font-size-complex="12pt"/>
    </style:style>
    <style:style style:name="P9" style:family="paragraph" style:parent-style-name="Heading_20_3">
      <style:text-properties fo:font-variant="normal" fo:text-transform="none" fo:color="#444444" style:font-name="Times New Roman" fo:font-size="12pt" fo:letter-spacing="normal" fo:font-style="normal" fo:font-weight="bold" style:font-size-asian="12pt" style:font-size-complex="12pt"/>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paragraph-properties fo:text-align="center" style:justify-single-word="false"/>
      <style:text-properties style:font-name="Times New Roman" fo:font-size="12pt" style:font-size-asian="12pt" style:font-size-complex="12pt"/>
    </style:style>
    <style:style style:name="P12" style:family="paragraph" style:parent-style-name="Standard">
      <style:paragraph-properties fo:break-before="page"/>
      <style:text-properties style:font-name="Times New Roman" fo:font-size="12pt" style:font-size-asian="12pt" style:font-size-complex="12pt"/>
    </style:style>
    <style:style style:name="P13" style:family="paragraph" style:parent-style-name="Text_20_body">
      <style:paragraph-properties fo:margin-left="0in" fo:margin-right="0in" style:line-height-at-least="0.15in" fo:text-indent="0in" style:auto-text-indent="false" fo:break-before="page"/>
      <style:text-properties fo:font-variant="normal" fo:text-transform="none" fo:color="#444444" style:font-name="Times New Roman" fo:font-size="12pt" fo:letter-spacing="normal" fo:font-style="normal" fo:font-weight="normal" style:font-size-asian="12pt" style:font-size-complex="12pt"/>
    </style:style>
    <style:style style:name="P14" style:family="paragraph" style:parent-style-name="Text_20_body" style:list-style-name="L1">
      <style:paragraph-properties fo:margin-left="0in" fo:margin-right="0in" fo:margin-top="0in" fo:margin-bottom="0in" fo:line-height="140%" fo:text-indent="0in" style:auto-text-indent="false" fo:padding="0in" fo:border="none"/>
      <style:text-properties fo:font-variant="normal" fo:text-transform="none" fo:color="#444444" style:font-name="Times New Roman" fo:font-size="12pt" fo:letter-spacing="normal" fo:font-style="normal" fo:font-weight="normal" style:font-size-asian="12pt" style:font-size-complex="12pt"/>
    </style:style>
    <style:style style:name="P15" style:family="paragraph" style:parent-style-name="Text_20_body" style:list-style-name="L1">
      <style:paragraph-properties fo:margin-left="0in" fo:margin-right="0in" fo:line-height="140%" fo:text-indent="0in" style:auto-text-indent="false" fo:padding="0in" fo:border="none"/>
      <style:text-properties fo:font-variant="normal" fo:text-transform="none" fo:color="#444444" style:font-name="Times New Roman" fo:font-size="12pt" fo:letter-spacing="normal" fo:font-style="normal" fo:font-weight="normal" style:font-size-asian="12pt" style:font-size-complex="12pt"/>
    </style:style>
    <style:style style:name="T1" style:family="text">
      <style:text-properties style:text-position="33% 80%"/>
    </style:style>
    <style:style style:name="T2" style:family="text">
      <style:text-properties style:text-underline-style="solid" style:text-underline-width="auto" style:text-underline-color="font-color"/>
    </style:style>
    <style:style style:name="T3" style:family="text">
      <style:text-properties fo:font-variant="normal" fo:text-transform="none" fo:color="#444444" style:font-name="Times New Roman" fo:font-size="12pt" fo:letter-spacing="normal" fo:font-style="normal" fo:font-weight="normal" style:font-size-asian="12pt" style:font-size-complex="12pt"/>
    </style:style>
    <style:style style:name="T4" style:family="text">
      <style:text-properties fo:font-variant="normal" fo:text-transform="none" fo:color="#4d469c" style:text-line-through-style="none" style:font-name="Times New Roman" fo:font-size="12pt" fo:letter-spacing="normal" fo:font-style="normal" style:text-underline-style="none" fo:font-weight="normal" style:text-blinking="false" style:font-size-asian="12pt" style:font-size-complex="12pt"/>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om the Writer's Notebook Website</text:p>
      <text:p text:style-name="P1"/>
      <text:p text:style-name="P3">1<text:span text:style-name="T1">st</text:span> – 28<text:span text:style-name="T1">th</text:span> Mar 2015: The Smoking Gun</text:p>
      <text:p text:style-name="P4"/>
      <text:p text:style-name="P3">Incriminating evidence left behind, what has your guilty character been up to?</text:p>
      <text:p text:style-name="P5"/>
      <text:p text:style-name="P1"/>
      <text:p text:style-name="P1">Lost the first draft due to a computer error.</text:p>
      <text:p text:style-name="P1"/>
      <text:p text:style-name="P1">P:Miles had shot his future self using a time-switching alien artifact.</text:p>
      <text:p text:style-name="P1"/>
      <text:h text:style-name="P9" text:outline-level="3">How to submit your short story</text:h>
      <text:section text:style-name="Sect1" text:name="post-body-5074214742674463524">
        <text:p text:style-name="P7"><text:span text:style-name="T3"><text:line-break/>Please ensure your story is between 400-1500 words long, has a title and follows the </text:span><text:a xlink:type="simple" xlink:href="http://thewritersnotebookgroup.blogspot.co.uk/p/house-style-for-submitted-stories.html" office:target-frame-name="_blank" xlink:show="new" text:style-name="Internet_20_link" text:visited-style-name="Visited_20_Internet_20_Link"><text:span text:style-name="T4">house style</text:span></text:a><text:span text:style-name="T3">.<text:line-break/><text:line-break/>Then, attach your stories (maximum of two stories per person, per month) to writersnotebook.sandra@gmail.com as word documents. <text:line-break/><text:line-break/>Please make sure your return email address is visible so we can contact you if necessary.<text:line-break/><text:line-break/>In the subject header of the email, please write 'Entry' followed by the theme and your name.<text:line-break/> E.g. Entry - Obsession - Sandra Rose<text:line-break/><text:line-break/>If you DO NOT want to receive feedback on your story from The Writer's Notebook readers, please state so in the first line of your email. Feedback will only be available to finalists.<text:line-break/><text:line-break/>Then, please copy the Terms and Conditions text below into the body of the email, as evidence that you have read and accept the terms. Any entry that doesn't have the terms and conditions text included in the email will not be included in the competition.<text:line-break/><text:line-break/><text:line-break/><text:line-break/><text:line-break/></text:span></text:p>
        <text:p text:style-name="P13">Terms and Conditions<text:line-break/><text:line-break/>I agree that I am submitting my short story/stories to be entered in The Writer's Notebook Short Story Competition, and that if my story should be chosen for the monthly finalist poll I agree to the following:<text:line-break/></text:p>
        <text:list xml:id="list5413926346531432889" text:style-name="L1">
          <text:list-item>
            <text:p text:style-name="P14">That my story can be published in its entirety to The Writer's Notebook blog, to be read and judged by The Writer's Notebook readers for the duration of the finalist poll.</text:p>
          </text:list-item>
          <text:list-item>
            <text:p text:style-name="P14">If I do not want my story to receive feedback from the readers of the blog, I will notify The Writer's Notebook in my submission email.</text:p>
          </text:list-item>
          <text:list-item>
            <text:p text:style-name="P14">I understand that feedback will only be available to three short stories that reach the finalist poll each month.</text:p>
          </text:list-item>
          <text:list-item>
            <text:p text:style-name="P14">That if my story is judged the winning entry for the month I agree to allow my short story to be published in it's entirety in The Writer's Notebook Anthology that will be published at the end of 2015 - or when a total of twelve winning stories have been collected - whichever happens soonest.</text:p>
          </text:list-item>
          <text:list-item>
            <text:p text:style-name="P14">That once published, The Writer's Notebook Anthology will be on sale as a digital download, or as a paperback which will be available to order from Amazon.</text:p>
          </text:list-item>
          <text:list-item>
            <text:p text:style-name="P14">That if my story is published in the Anthology, I will retain all rights to my story. But that The Writer's Handbook will hold rights to the Anthology. </text:p>
          </text:list-item>
          <text:list-item>
            <text:p text:style-name="P14">If my story wins I will not receive a 'prize' immediately - instead I will receive an equal share of the sales profits of the Anthology on a monthly basis once it has been published. </text:p>
          </text:list-item>
          <text:list-item>
            <text:p text:style-name="P14">That if my story is published in the Anthology I will receive one Kindle edition of the Anthology gifted to me by The Writer's Notebook.</text:p>
          </text:list-item>
          <text:list-item>
            <text:p text:style-name="P14">I understand that the sales profits will be split equally thirteen ways between the twelve published authors and The Writer's Notebook</text:p>
          </text:list-item>
          <text:list-item>
            <text:p text:style-name="P14">That if my story is a winner and is to be published in the Anthology it is my responsibility to make available to The Writer's Notebook my contact email address and my Paypal account email address in order to receive monthly sales reports and my monthly payments.</text:p>
          </text:list-item>
          <text:list-item>
            <text:p text:style-name="P14">I understand that each month payment will vary depending on sales quantities, and that I will not receive a payment if there have been no sales that particular month. But I will still receive a sales report as evidence of this.</text:p>
          </text:list-item>
          <text:list-item>
            <text:p text:style-name="P14">That The Writer's Notebook will have control on the decision whether to make the Anthology out-of-print if sales decline. But I understand I will be informed of this decision by email.</text:p>
          </text:list-item>
          <text:list-item>
            <text:p text:style-name="P14">That if my story is published (or is intended to be published) in the Anthology and I wish to submit it for publication elsewhere, I will inform The Writer's Notebook. But I will not retract my story from the Anthology.</text:p>
          </text:list-item>
          <text:list-item>
            <text:p text:style-name="P14"><text:soft-page-break/>That I will make available to The Writer's Notebook upon request, a small biography about myself (or about my pseudonym if applicable) which can be included in its entirety or in an edited form within the Anthology and used in advertisements for the Anthology and displayed on The Writer's Notebook blog.</text:p>
          </text:list-item>
          <text:list-item>
            <text:p text:style-name="P15">That my email and Paypal account email addresses will only be used for the purposes stated of sending sales reports, contacting me with regards to the Anthology and to receive payment.</text:p>
          </text:list-item>
        </text:list>
      </text:section>
      <text:p text:style-name="P1"/>
      <text:h text:style-name="P9" text:outline-level="3"/>
      <text:h text:style-name="P8" text:outline-level="3">House Style for Submitted Stories</text:h>
      <text:section text:style-name="Sect1" text:name="post-body-99748875397554734">
        <text:p text:style-name="P6">All stories must be sent as a Word document<text:line-break/><text:line-break/>Please begin with your story title half-way down the first page<text:line-break/><text:line-break/>Your story should begin two lines below the title<text:line-break/><text:line-break/>Single space<text:line-break/><text:line-break/>Please use Times New Roman or Ariel typefaces, stick to the same font throughout your story.<text:line-break/><text:line-break/>Keep your font to size 12.<text:line-break/><text:line-break/>Indent the first line of new paragraphs and dialogue with a single tab<text:line-break/><text:line-break/>Text should be aligned on the left (with the exception of new paragraphs and new lines of dialogue), and not aligned on the right.<text:line-break/><text:line-break/>Dialogue should be in single speech marks 'like this' whereas quotes within dialogue should be in double "speech marks".<text:line-break/><text:line-break/>If there is a change of scene or your story jumps forward or backward in time, please signify the change with a single * centrally positioned between the paragraphs where the change occurs.<text:line-break/><text:line-break/>All stories should be spell-checked, and written in English - although US spellings are acceptable.<text:line-break/><text:line-break/>Please <text:span text:style-name="T2">do not</text:span> number your pages<text:line-break/><text:line-break/>Please <text:span text:style-name="T2">do not</text:span> include the total number of words<text:line-break/><text:line-break/>At the end of your story please leave two spaces and type: The End<text:line-break/>Please position this centrally<text:line-break/></text:p>
      </text:section>
      <text:p text:style-name="P1"/>
      <text:p text:style-name="P12">Goals (progression of)</text:p>
      <text:p text:style-name="P1"/>
      <text:p text:style-name="P1">Make something of himself, make a breakthrough discovery</text:p>
      <text:p text:style-name="P1"/>
      <text:p text:style-name="P1">Stay out of trouble, not get caught</text:p>
      <text:p text:style-name="P1"/>
      <text:p text:style-name="P1">Subgoal – figure out who the victim is</text:p>
      <text:p text:style-name="P1"/>
      <text:p text:style-name="P1">Not get killed (once he recognizes he is the victim)</text:p>
      <text:p text:style-name="P1"/>
      <text:p text:style-name="P1"/>
      <text:p text:style-name="P1"/>
      <text:p text:style-name="P1"/>
      <text:p text:style-name="P1">Revelations:</text:p>
      <text:p text:style-name="P1"/>
      <text:p text:style-name="P1">That P is the victim of the crime he is investigating</text:p>
      <text:p text:style-name="P1"/>
      <text:p text:style-name="P1">In spite of clues to the contrary that are later explained, like empty pockets</text:p>
      <text:p text:style-name="P1"/>
      <text:p text:style-name="P1">That the artifact is a time-exchanger (temporal displacer)</text:p>
      <text:p text:style-name="P1"/>
      <text:p text:style-name="P1">That the artifact is alien in origin – currently this is not kept secret???</text:p>
      <text:p text:style-name="P1"/>
      <text:p text:style-name="P1">That the scar on his sisters face was his fault … but an accident</text:p>
      <text:p text:style-name="P1"/>
      <text:p text:style-name="P1">That the entire research lab is in fact the inside of the crashed spaceship</text:p>
      <text:p text:style-name="P1"/>
      <text:p text:style-name="P1">That P is not a scientist, just the janitor</text:p>
      <text:p text:style-name="P1">That before that, P was in jail</text:p>
      <text:p text:style-name="P1">What was P before that? Car thief</text:p>
      <text:p text:style-name="P1"/>
      <text:p text:style-name="P1">Transitions:</text:p>
      <text:p text:style-name="P1"/>
      <text:p text:style-name="P1">From “shoot first ask questions later” (and unaware of this flaw)</text:p>
      <text:p text:style-name="P1">to</text:p>
      <text:p text:style-name="P1">aware of the flaw</text:p>
      <text:p text:style-name="P1">to</text:p>
      <text:p text:style-name="P1">no longer subject to it</text:p>
      <text:p text:style-name="P1"/>
      <text:p text:style-name="P1">see also goals</text:p>
      <text:p text:style-name="P1"/>
      <text:p text:style-name="P1"/>
      <text:p text:style-name="P1">synopsis</text:p>
      <text:p text:style-name="P1"/>
      <text:p text:style-name="P1">snuck in laboratory</text:p>
      <text:p text:style-name="P1">played with “gun”</text:p>
      <text:p text:style-name="P1">zorch = body</text:p>
      <text:p text:style-name="P1">panics</text:p>
      <text:p text:style-name="P1">decides to hide the body</text:p>
      <text:p text:style-name="P1"><text:soft-page-break/>tries to identify body, so can know which car to get rid of</text:p>
      <text:p text:style-name="P1">realizes body is him</text:p>
      <text:p text:style-name="P1"/>
      <text:p text:style-name="P1">timeline</text:p>
      <text:p text:style-name="P1"/>
      <text:p text:style-name="P1">snuck into lab (again)</text:p>
      <text:p text:style-name="P1">handling the gun</text:p>
      <text:p text:style-name="P1">pretend shooting of objects in the room</text:p>
      <text:p text:style-name="P1">one of which is a clock</text:p>
      <text:p text:style-name="P1">first clock is fast</text:p>
      <text:p text:style-name="P1">then clock is slow</text:p>
      <text:p text:style-name="P1">(really clock was temporaly exchanged)</text:p>
      <text:p text:style-name="P1"/>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moking Gun</text:p>
      <text:p text:style-name="P1"/>
      <text:p text:style-name="P1"><text:tab/>Miles could have sworn the entire research facility had been empty, but there was no disputing the charred, smoking remains on the tarp in front of him. It was also unclear what exactly had transpired, although based on the blinding flash and the loud ZZZORCH noise that had immediately preceded the appearance of the body, Miles was pretty sure it had something to do with the alien artifact he was holding. It was then that the power blacked out, and the lab was swallowed in a dark silence.</text:p>
      <text:p text:style-name="P1"/>
      <text:p text:style-name="P2">*</text:p>
      <text:p text:style-name="P2"/>
      <text:p text:style-name="P1"><text:tab/>Miles wasn't supposed to be in the lab outside the specified time window, and he certainly wasn't supposed to be handling any of the artifacts. No one was, except the hot shot scientists who had spent more than three years learning exactly nothing about what any of them did, or how they worked. However, he prided himself on his willingness to break the rules when it served his purposes, a strategy that had often paid off in the past, a notable exception being the jail time he had served for grand theft auto.</text:p>
      <text:p text:style-name="P1"/>
      <text:p text:style-name="P1"><text:tab/>He had snuck in as usual, using his janitorial key-card combined with the trick of changing the time on the card reader to gain access. Laying his key-card on the desk, he had then spent about half an hour examining the mysterious polished cubes on the shelf next to the clock, unable to determine anything more than that their mirrored surfaces were perfectly reflective, and that for some reason they were always considerably above room temperature.</text:p>
      <text:p text:style-name="P1"/>
      <text:p text:style-name="P1"><text:tab/>He had then turned his attention to what they all called “the gun”, even though it only vaguely resembled a weapon, and none of them knew what it actually was. Unlike the silvery cubes, the “gun” was heavily textured, maybe even extremely so – its surface had always made Miles imagine robotic tree bark. Its shape also made no sense, with occasional twists along it's elongated surface.</text:p>
      <text:p text:style-name="P1"><text:soft-page-break/></text:p>
      <text:p text:style-name="P1"><text:tab/>Miles had spent over two hours handling the gun, balancing it in his hands, feeling the heft of it. <text:s text:c="2"/>Although there seemed no obvious place to grip it, its size lent itself to a two-handed hold like one might use with a shotgun or rifle. The textured surface showed no signs of buttons or a trigger.</text:p>
      <text:p text:style-name="P1"/>
      <text:p text:style-name="P1"><text:tab/>Getting bored due to the lack of progress, Miles finally took to lazily firing pretend shots at the other objects in the room; first the gleaming cubes, then the clock on the wall. <text:s/>For the first shot he had even vocalized a 'PEW PEW' sound, but it sounded stupid when spoken out loud in the quiet laboratory, and he “fired” the remaining shots in silence. Running out of obvious targets, he had paused for a few additional minutes before miming a final parting shot at nothing in particular.</text:p>
      <text:p text:style-name="P1"/>
      <text:p text:style-name="P1"><text:tab/>Miles dreaded resuming his assigned floor scrubbing routine, and was glad that he still had over an hour of clandestine playtime left. Surprisingly, the wall clock said he had less than thirty minutes to spare.</text:p>
      <text:p text:style-name="P1"/>
      <text:p text:style-name="P1"><text:tab/>'That can't be right...' he thought, as he pulled out his phone to check what time it showed. He felt a smug satisfaction as he saw that the wall clock was indeed running fast. He laid his phone on a bench top, and started walking towards the clock to set it properly. That was when the loud noise and blinding flash had causes him to spin around and discover the smoking body.</text:p>
      <text:p text:style-name="P1"/>
      <text:p text:style-name="P2">*</text:p>
      <text:p text:style-name="P2"/>
      <text:p text:style-name="P1"><text:tab/>Miles stood froze in place, completely dumbfounded, and barely had time to register the glowing embers visible in the pitch-black lab before the backup generators kicked in. The emergency lighting swept away most of the darkness, although the backup lights were nowhere near as bright as the primaries. </text:p>
      <text:p text:style-name="P1"/>
      <text:p text:style-name="P1"><text:tab/>His reaction was immediate – white hot panic. He was certain the power outage was going to attract someone's attention, and he could imagine nothing worse than being an ex-con who was in a secure facility at an unauthorized time with a dead body in front of him; and him holding a, well, whatever the artifact really was, to the police it would surely look like a gun.</text:p>
      <text:p text:style-name="P1"/>
      <text:p text:style-name="P1"><text:tab/>He couldn't afford to lose this job, and there was no way he could endure going back to prison. His earlier daydreams of achieving fame and fortune from deciphering the artifacts seemed a lifetime away now.</text:p>
      <text:p text:style-name="P1"/>
      <text:p text:style-name="P1"><text:tab/>Panic was soon replaced by icy calm. HE knew he hadn't shot anybody, and so with a clear conscious he decided to hide the body rather than report it.</text:p>
      <text:p text:style-name="P1"/>
      <text:p text:style-name="P1"><text:tab/>'First things first – who was it?' he thought. The burnt remains of a lab coat were clearly distinguishable, but there was nothing in the pockets – no cell phone and no ID badge. Miles was extremely puzzled by this, since these days everybody had a cell phone, and it was required that you have your ID badge on you at all times – no exceptions.</text:p>
      <text:p text:style-name="P1"/>
      <text:p text:style-name="P1"><text:tab/>He glanced up again at the cubes, some gleaming like diamonds and some a dull white, and at the clock which showed about five minutes had elapsed. He then went back to examining the remains, with the nagging sensation that he was overlooking something.</text:p>
      <text:p text:style-name="P1"/>
      <text:p text:style-name="P1"><text:tab/>The nagging sensation became like an itch, but he brushed that thought aside. 'Only an idiot <text:soft-page-break/>would be running around the lab with empty pockets' was the thought that kept echoing as he pondered the remains. </text:p>
      <text:p text:style-name="P1"/>
      <text:p text:style-name="P1"><text:tab/>Suddenly he jerked upright. Those silvery cubes were the shiniest things he had ever encountered, and he ran over to them and picked up the leftmost one. The source of the newly dull appearance was obvious as soon as he touched it – the entire surface was covered in a thin layer of frost.</text:p>
      <text:p text:style-name="P1"/>
      <text:p text:style-name="P1"><text:tab/>Staring at the remainder of the set, he noticed a slight blue glow around the next non-frosted one, before it too iced over as the glow faded out. Miles wondered if the faint glow would have even been visible, had the primary lighting still been on. As the remainder of the set glowed and then glazed <text:s/>over, one by one, he realized they were freezing in the same order and at the same pace he had “shot” them earlier.</text:p>
      <text:p text:style-name="P1"/>
      <text:p text:style-name="P1"><text:tab/>Turning his attention to the clock, he saw no sign of any glow, but the time showing still seemed off to him. He was certain it was showing an earlier time then when he had last looked at it. A quick comparison against his cellphone confirmed the clock was now running hugely behind instead of ahead.</text:p>
      <text:p text:style-name="P1"/>
      <text:p text:style-name="P1"><text:tab/>It seemed obvious that he had somehow triggered these weird effects while playing with the artifact, but he had no idea how he had actually triggered anything. He picked the “gun” up again, and tried to remember exactly how he had manipulated it before. He ran through the sequence of events again - first the cubes, then the clock, then the blind shot over his shoulder...</text:p>
      <text:p text:style-name="P1"/>
      <text:p text:style-name="P1"><text:tab/>He barely had time to register that the last shot was unaccounted for when he saw another blue glow floating lazily towards him, expanding <text:s/>like a smoke ring as it approached. For some reason, the phrase “Shoot first and ask questions later” came to mind.</text:p>
      <text:p text:style-name="P1"/>
      <text:p text:style-name="P1"><text:tab/>Panicking, he shouldered the artifact again, and was actually relieved when a dim red spherical glow appeared at the end of the artifact and began slowly expanding towards the blue one. Relief quickly turned to puzzlement, as he wondered why the energy fields would be a different colors, since in theory they both came from the same artifact...</text:p>
      <text:p text:style-name="P1"/>
      <text:p text:style-name="P1"><text:tab/>He never completed that train of thought, as the two glowing rings intersected in a loud ZZZORCH and he was engulfed in the resulting fiery vortex.</text:p>
      <text:p text:style-name="P1"/>
      <text:p text:style-name="P2">*</text:p>
      <text:p text:style-name="P2"/>
      <text:p text:style-name="P1"><text:tab/>The Chief Scientist stood at the podium, completing his explanation. 'We now know, based on the security camera footage, that the alien artifact was in fact some form of telepathically controlled temporal dis-placer device. Clearly harmless when used on stationary inanimate objects, we have no way of learning anything else about it without the ability to run further experiments – experiments we are now unable to do since the artifact was sadly destroyed along with the janitor...”</text:p>
      <text:p text:style-name="P1"/>
      <text:p text:style-name="P2">*</text:p>
      <text:p text:style-name="P2"/>
      <text:p text:style-name="P1"><text:tab/>Afterwards in the break room, the head of security sat down next to the Chief Scientist</text:p>
      <text:p text:style-name="P1"><text:s/>before speaking.</text:p>
      <text:p text:style-name="P1"/>
      <text:p text:style-name="P1"><text:soft-page-break/><text:tab/> 'This unfortunate turn of events is somewhat your fault you know, since you insisted we take no action when we discovered the janitor was breaking into the lab every evening.'</text:p>
      <text:p text:style-name="P1"/>
      <text:p text:style-name="P1"><text:tab/>The scientist pondered that a moment before speaking.</text:p>
      <text:p text:style-name="P1"/>
      <text:p text:style-name="P1"><text:tab/>'I didn't think it would do any harm, and in fact hoped he might stumble upon something useful, since we were all completely stuck. It never occurred to me that he might shoot himself.'</text:p>
      <text:p text:style-name="P1"/>
      <text:p text:style-name="P2">The En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vin Banks</meta:initial-creator>
    <meta:creation-date>2015-02-25T10:58:33.40</meta:creation-date>
    <dc:date>2015-03-22T15:45:49.03</dc:date>
    <dc:creator>Kevin Banks</dc:creator>
    <meta:editing-duration>P7DT16M20S</meta:editing-duration>
    <meta:editing-cycles>15</meta:editing-cycles>
    <meta:generator>OpenOffice/4.1.1$Win32 OpenOffice.org_project/411m6$Build-9775</meta:generator>
    <meta:document-statistic meta:table-count="0" meta:image-count="0" meta:object-count="0" meta:page-count="10" meta:paragraph-count="97" meta:word-count="2651" meta:character-count="14860"/>
  </office:meta>
</office:document-meta>
</file>